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 1 page 60" table:style-name="ta1">
        <table:shapes>
          <draw:frame draw:z-index="0" draw:style-name="gr1" draw:text-style-name="P1" svg:width="15.999cm" svg:height="8.999cm" svg:x="10.197cm" svg:y="0cm">
            <draw:object draw:notify-on-update-of-ranges="'TP 1 page 60'.A2:'TP 1 page 60'.A27 'TP 1 page 60'.B1:'TP 1 page 60'.B1 'TP 1 page 60'.B2:'TP 1 page 60'.B27 'TP 1 page 60'.A2:'TP 1 page 60'.A27 'TP 1 page 60'.C1:'TP 1 page 60'.C1 'TP 1 page 60'.C2:'TP 1 page 60'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quantité x</text:p>
          </table:table-cell>
          <table:table-cell table:style-name="ce3" office:value-type="string" calcext:value-type="string">
            <text:p>coût de production c(x)</text:p>
          </table:table-cell>
          <table:table-cell table:style-name="ce1" office:value-type="string" calcext:value-type="string">
            <text:p>recette r(x)</text:p>
          </table:table-cell>
          <table:table-cell office:value-type="string" calcext:value-type="string">
            <text:p>Bénéfice b(x)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0.2*[.A2]^3 - 5.05*[.A2]^2 + 48.6*[.A2] + 13.8" office:value-type="float" office:value="13.8" calcext:value-type="float">
            <text:p>13,8</text:p>
          </table:table-cell>
          <table:table-cell table:formula="of:=40*[.A2]- 0.05*[.A2]^2" office:value-type="float" office:value="0" calcext:value-type="float">
            <text:p>0</text:p>
          </table:table-cell>
          <table:table-cell table:formula="of:=[.C2]-[.B2]" office:value-type="float" office:value="-13.8" calcext:value-type="float">
            <text:p>-13,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0.2*[.A3]^3 - 5.05*[.A3]^2 + 48.6*[.A3] + 13.8" office:value-type="float" office:value="57.55" calcext:value-type="float">
            <text:p>57,55</text:p>
          </table:table-cell>
          <table:table-cell table:formula="of:=40*[.A3]- 0.05*[.A3]^2" office:value-type="float" office:value="39.95" calcext:value-type="float">
            <text:p>39,95</text:p>
          </table:table-cell>
          <table:table-cell table:formula="of:=[.C3]-[.B3]" office:value-type="float" office:value="-17.6" calcext:value-type="float">
            <text:p>-17,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0.2*[.A4]^3 - 5.05*[.A4]^2 + 48.6*[.A4] + 13.8" office:value-type="float" office:value="92.4" calcext:value-type="float">
            <text:p>92,4</text:p>
          </table:table-cell>
          <table:table-cell table:formula="of:=40*[.A4]- 0.05*[.A4]^2" office:value-type="float" office:value="79.8" calcext:value-type="float">
            <text:p>79,8</text:p>
          </table:table-cell>
          <table:table-cell table:formula="of:=[.C4]-[.B4]" office:value-type="float" office:value="-12.6" calcext:value-type="float">
            <text:p>-12,6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0.2*[.A5]^3 - 5.05*[.A5]^2 + 48.6*[.A5] + 13.8" office:value-type="float" office:value="119.55" calcext:value-type="float">
            <text:p>119,55</text:p>
          </table:table-cell>
          <table:table-cell table:formula="of:=40*[.A5]- 0.05*[.A5]^2" office:value-type="float" office:value="119.55" calcext:value-type="float">
            <text:p>119,55</text:p>
          </table:table-cell>
          <table:table-cell table:formula="of:=[.C5]-[.B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0.2*[.A6]^3 - 5.05*[.A6]^2 + 48.6*[.A6] + 13.8" office:value-type="float" office:value="140.2" calcext:value-type="float">
            <text:p>140,2</text:p>
          </table:table-cell>
          <table:table-cell table:formula="of:=40*[.A6]- 0.05*[.A6]^2" office:value-type="float" office:value="159.2" calcext:value-type="float">
            <text:p>159,2</text:p>
          </table:table-cell>
          <table:table-cell table:formula="of:=[.C6]-[.B6]"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0.2*[.A7]^3 - 5.05*[.A7]^2 + 48.6*[.A7] + 13.8" office:value-type="float" office:value="155.55" calcext:value-type="float">
            <text:p>155,55</text:p>
          </table:table-cell>
          <table:table-cell table:formula="of:=40*[.A7]- 0.05*[.A7]^2" office:value-type="float" office:value="198.75" calcext:value-type="float">
            <text:p>198,75</text:p>
          </table:table-cell>
          <table:table-cell table:formula="of:=[.C7]-[.B7]" office:value-type="float" office:value="43.2" calcext:value-type="float">
            <text:p>43,2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0.2*[.A8]^3 - 5.05*[.A8]^2 + 48.6*[.A8] + 13.8" office:value-type="float" office:value="166.8" calcext:value-type="float">
            <text:p>166,8</text:p>
          </table:table-cell>
          <table:table-cell table:formula="of:=40*[.A8]- 0.05*[.A8]^2" office:value-type="float" office:value="238.2" calcext:value-type="float">
            <text:p>238,2</text:p>
          </table:table-cell>
          <table:table-cell table:formula="of:=[.C8]-[.B8]" office:value-type="float" office:value="71.3999999999999" calcext:value-type="float">
            <text:p>71,399999999999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0.2*[.A9]^3 - 5.05*[.A9]^2 + 48.6*[.A9] + 13.8" office:value-type="float" office:value="175.15" calcext:value-type="float">
            <text:p>175,15</text:p>
          </table:table-cell>
          <table:table-cell table:formula="of:=40*[.A9]- 0.05*[.A9]^2" office:value-type="float" office:value="277.55" calcext:value-type="float">
            <text:p>277,55</text:p>
          </table:table-cell>
          <table:table-cell table:formula="of:=[.C9]-[.B9]" office:value-type="float" office:value="102.4" calcext:value-type="float">
            <text:p>102,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0.2*[.A10]^3 - 5.05*[.A10]^2 + 48.6*[.A10] + 13.8" office:value-type="float" office:value="181.8" calcext:value-type="float">
            <text:p>181,8</text:p>
          </table:table-cell>
          <table:table-cell table:formula="of:=40*[.A10]- 0.05*[.A10]^2" office:value-type="float" office:value="316.8" calcext:value-type="float">
            <text:p>316,8</text:p>
          </table:table-cell>
          <table:table-cell table:formula="of:=[.C10]-[.B10]" office:value-type="float" office:value="135" calcext:value-type="float">
            <text:p>135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0.2*[.A11]^3 - 5.05*[.A11]^2 + 48.6*[.A11] + 13.8" office:value-type="float" office:value="187.95" calcext:value-type="float">
            <text:p>187,95</text:p>
          </table:table-cell>
          <table:table-cell table:formula="of:=40*[.A11]- 0.05*[.A11]^2" office:value-type="float" office:value="355.95" calcext:value-type="float">
            <text:p>355,95</text:p>
          </table:table-cell>
          <table:table-cell table:formula="of:=[.C11]-[.B11]" office:value-type="float" office:value="168" calcext:value-type="float">
            <text:p>168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0.2*[.A12]^3 - 5.05*[.A12]^2 + 48.6*[.A12] + 13.8" office:value-type="float" office:value="194.8" calcext:value-type="float">
            <text:p>194,8</text:p>
          </table:table-cell>
          <table:table-cell table:formula="of:=40*[.A12]- 0.05*[.A12]^2" office:value-type="float" office:value="395" calcext:value-type="float">
            <text:p>395</text:p>
          </table:table-cell>
          <table:table-cell table:formula="of:=[.C12]-[.B12]" office:value-type="float" office:value="200.2" calcext:value-type="float">
            <text:p>200,2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0.2*[.A13]^3 - 5.05*[.A13]^2 + 48.6*[.A13] + 13.8" office:value-type="float" office:value="203.55" calcext:value-type="float">
            <text:p>203,55</text:p>
          </table:table-cell>
          <table:table-cell table:formula="of:=40*[.A13]- 0.05*[.A13]^2" office:value-type="float" office:value="433.95" calcext:value-type="float">
            <text:p>433,95</text:p>
          </table:table-cell>
          <table:table-cell table:formula="of:=[.C13]-[.B13]" office:value-type="float" office:value="230.4" calcext:value-type="float">
            <text:p>230,4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0.2*[.A14]^3 - 5.05*[.A14]^2 + 48.6*[.A14] + 13.8" office:value-type="float" office:value="215.4" calcext:value-type="float">
            <text:p>215,4</text:p>
          </table:table-cell>
          <table:table-cell table:formula="of:=40*[.A14]- 0.05*[.A14]^2" office:value-type="float" office:value="472.8" calcext:value-type="float">
            <text:p>472,8</text:p>
          </table:table-cell>
          <table:table-cell table:formula="of:=[.C14]-[.B14]" office:value-type="float" office:value="257.4" calcext:value-type="float">
            <text:p>257,4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0.2*[.A15]^3 - 5.05*[.A15]^2 + 48.6*[.A15] + 13.8" office:value-type="float" office:value="231.55" calcext:value-type="float">
            <text:p>231,55</text:p>
          </table:table-cell>
          <table:table-cell table:formula="of:=40*[.A15]- 0.05*[.A15]^2" office:value-type="float" office:value="511.55" calcext:value-type="float">
            <text:p>511,55</text:p>
          </table:table-cell>
          <table:table-cell table:formula="of:=[.C15]-[.B15]" office:value-type="float" office:value="280" calcext:value-type="float">
            <text:p>280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0.2*[.A16]^3 - 5.05*[.A16]^2 + 48.6*[.A16] + 13.8" office:value-type="float" office:value="253.2" calcext:value-type="float">
            <text:p>253,2</text:p>
          </table:table-cell>
          <table:table-cell table:formula="of:=40*[.A16]- 0.05*[.A16]^2" office:value-type="float" office:value="550.2" calcext:value-type="float">
            <text:p>550,2</text:p>
          </table:table-cell>
          <table:table-cell table:formula="of:=[.C16]-[.B16]" office:value-type="float" office:value="297" calcext:value-type="float">
            <text:p>297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0.2*[.A17]^3 - 5.05*[.A17]^2 + 48.6*[.A17] + 13.8" office:value-type="float" office:value="281.55" calcext:value-type="float">
            <text:p>281,55</text:p>
          </table:table-cell>
          <table:table-cell table:formula="of:=40*[.A17]- 0.05*[.A17]^2" office:value-type="float" office:value="588.75" calcext:value-type="float">
            <text:p>588,75</text:p>
          </table:table-cell>
          <table:table-cell table:formula="of:=[.C17]-[.B17]" office:value-type="float" office:value="307.2" calcext:value-type="float">
            <text:p>307,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0.2*[.A18]^3 - 5.05*[.A18]^2 + 48.6*[.A18] + 13.8" office:value-type="float" office:value="317.8" calcext:value-type="float">
            <text:p>317,8</text:p>
          </table:table-cell>
          <table:table-cell table:formula="of:=40*[.A18]- 0.05*[.A18]^2" office:value-type="float" office:value="627.2" calcext:value-type="float">
            <text:p>627,2</text:p>
          </table:table-cell>
          <table:table-cell table:formula="of:=[.C18]-[.B18]" office:value-type="float" office:value="309.4" calcext:value-type="float">
            <text:p>309,4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0.2*[.A19]^3 - 5.05*[.A19]^2 + 48.6*[.A19] + 13.8" office:value-type="float" office:value="363.15" calcext:value-type="float">
            <text:p>363,15</text:p>
          </table:table-cell>
          <table:table-cell table:formula="of:=40*[.A19]- 0.05*[.A19]^2" office:value-type="float" office:value="665.55" calcext:value-type="float">
            <text:p>665,55</text:p>
          </table:table-cell>
          <table:table-cell table:formula="of:=[.C19]-[.B19]" office:value-type="float" office:value="302.4" calcext:value-type="float">
            <text:p>302,4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0.2*[.A20]^3 - 5.05*[.A20]^2 + 48.6*[.A20] + 13.8" office:value-type="float" office:value="418.8" calcext:value-type="float">
            <text:p>418,8</text:p>
          </table:table-cell>
          <table:table-cell table:formula="of:=40*[.A20]- 0.05*[.A20]^2" office:value-type="float" office:value="703.8" calcext:value-type="float">
            <text:p>703,8</text:p>
          </table:table-cell>
          <table:table-cell table:formula="of:=[.C20]-[.B20]" office:value-type="float" office:value="285" calcext:value-type="float">
            <text:p>28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0.2*[.A21]^3 - 5.05*[.A21]^2 + 48.6*[.A21] + 13.8" office:value-type="float" office:value="485.95" calcext:value-type="float">
            <text:p>485,95</text:p>
          </table:table-cell>
          <table:table-cell table:formula="of:=40*[.A21]- 0.05*[.A21]^2" office:value-type="float" office:value="741.95" calcext:value-type="float">
            <text:p>741,95</text:p>
          </table:table-cell>
          <table:table-cell table:formula="of:=[.C21]-[.B21]" office:value-type="float" office:value="256" calcext:value-type="float">
            <text:p>256</text:p>
          </table:table-cell>
          <table:table-cell table:number-columns-repeated="2"/>
          <table:table-cell table:style-name="ce4" office:value-type="string" calcext:value-type="string" table:number-columns-spanned="5" table:number-rows-spanned="2">
            <text:p>Question 2.b : pour réaliser un bénéfice, il faut que l’entreprise vende entre 4 et 23 chaises.</text:p>
          </table:table-cell>
          <table:covered-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0.2*[.A22]^3 - 5.05*[.A22]^2 + 48.6*[.A22] + 13.8" office:value-type="float" office:value="565.8" calcext:value-type="float">
            <text:p>565,8</text:p>
          </table:table-cell>
          <table:table-cell table:formula="of:=40*[.A22]- 0.05*[.A22]^2" office:value-type="float" office:value="780" calcext:value-type="float">
            <text:p>780</text:p>
          </table:table-cell>
          <table:table-cell table:formula="of:=[.C22]-[.B22]" office:value-type="float" office:value="214.2" calcext:value-type="float">
            <text:p>214,2</text:p>
          </table:table-cell>
          <table:table-cell table:number-columns-repeated="2"/>
          <table:covered-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0.2*[.A23]^3 - 5.05*[.A23]^2 + 48.6*[.A23] + 13.8" office:value-type="float" office:value="659.55" calcext:value-type="float">
            <text:p>659,55</text:p>
          </table:table-cell>
          <table:table-cell table:formula="of:=40*[.A23]- 0.05*[.A23]^2" office:value-type="float" office:value="817.95" calcext:value-type="float">
            <text:p>817,95</text:p>
          </table:table-cell>
          <table:table-cell table:formula="of:=[.C23]-[.B23]" office:value-type="float" office:value="158.4" calcext:value-type="float">
            <text:p>158,4</text:p>
          </table:table-cell>
          <table:table-cell table:number-columns-repeated="2"/>
          <table:table-cell table:style-name="ce4" office:value-type="string" calcext:value-type="string" table:number-columns-spanned="5" table:number-rows-spanned="2">
            <text:p>Question 2.c : pour réaliser un bénéfice maximal, il faut vendre 15 chaises : le bénéfice est alors d’environ 350€</text:p>
          </table:table-cell>
          <table:covered-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0.2*[.A24]^3 - 5.05*[.A24]^2 + 48.6*[.A24] + 13.8" office:value-type="float" office:value="768.4" calcext:value-type="float">
            <text:p>768,4</text:p>
          </table:table-cell>
          <table:table-cell table:formula="of:=40*[.A24]- 0.05*[.A24]^2" office:value-type="float" office:value="855.8" calcext:value-type="float">
            <text:p>855,8</text:p>
          </table:table-cell>
          <table:table-cell table:formula="of:=[.C24]-[.B24]" office:value-type="float" office:value="87.3999999999999" calcext:value-type="float">
            <text:p>87,3999999999999</text:p>
          </table:table-cell>
          <table:table-cell table:number-columns-repeated="2"/>
          <table:covered-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0.2*[.A25]^3 - 5.05*[.A25]^2 + 48.6*[.A25] + 13.8" office:value-type="float" office:value="893.55" calcext:value-type="float">
            <text:p>893,55</text:p>
          </table:table-cell>
          <table:table-cell table:formula="of:=40*[.A25]- 0.05*[.A25]^2" office:value-type="float" office:value="893.55" calcext:value-type="float">
            <text:p>893,55</text:p>
          </table:table-cell>
          <table:table-cell table:formula="of:=[.C25]-[.B2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 table:number-columns-spanned="5" table:number-rows-spanned="2">
            <text:p>Question 3.b : Le bénéfice maximal est en réalité atteint pour 16 chaises, et est de 309,4€</text:p>
          </table:table-cell>
          <table:covered-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0.2*[.A26]^3 - 5.05*[.A26]^2 + 48.6*[.A26] + 13.8" office:value-type="float" office:value="1036.2" calcext:value-type="float">
            <text:p>1036,2</text:p>
          </table:table-cell>
          <table:table-cell table:formula="of:=40*[.A26]- 0.05*[.A26]^2" office:value-type="float" office:value="931.2" calcext:value-type="float">
            <text:p>931,2</text:p>
          </table:table-cell>
          <table:table-cell table:formula="of:=[.C26]-[.B26]" office:value-type="float" office:value="-105" calcext:value-type="float">
            <text:p>-105</text:p>
          </table:table-cell>
          <table:table-cell table:number-columns-repeated="2"/>
          <table:covered-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0.2*[.A27]^3 - 5.05*[.A27]^2 + 48.6*[.A27] + 13.8" office:value-type="float" office:value="1197.55" calcext:value-type="float">
            <text:p>1197,55</text:p>
          </table:table-cell>
          <table:table-cell table:formula="of:=40*[.A27]- 0.05*[.A27]^2" office:value-type="float" office:value="968.75" calcext:value-type="float">
            <text:p>968,75</text:p>
          </table:table-cell>
          <table:table-cell table:formula="of:=[.C27]-[.B27]" office:value-type="float" office:value="-228.8" calcext:value-type="float">
            <text:p>-228,8</text:p>
          </table:table-cell>
          <table:table-cell table:number-columns-repeated="7"/>
        </table:table-row>
        <table:table-row table:style-name="ro2" table:number-rows-repeated="104854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P 1 page 102" table:style-name="ta1">
        <table:table-column table:style-name="co1" table:number-columns-repeated="4" table:default-cell-style-name="ce2"/>
        <table:table-column table:style-name="co1" table:number-columns-repeated="7" table:default-cell-style-name="Default"/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ongueur de la boîte</text:p>
          </table:table-cell>
          <table:table-cell table:style-name="ce3" office:value-type="string" calcext:value-type="string">
            <text:p>Largeur de la boîte</text:p>
          </table:table-cell>
          <table:table-cell table:style-name="ce3" office:value-type="string" calcext:value-type="string">
            <text:p>Volume de la boîte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1 - 2*[.A2]" office:value-type="float" office:value="21" calcext:value-type="float">
            <text:p>21</text:p>
          </table:table-cell>
          <table:table-cell table:formula="of:=29.7 - 2*[.A2]" office:value-type="float" office:value="29.7" calcext:value-type="float">
            <text:p>29,7</text:p>
          </table:table-cell>
          <table:table-cell table:formula="of:=[.A2]*[.B2]*[.C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 table:number-columns-spanned="4" table:number-rows-spanned="4">
            <text:p>Question 1 : x peut être au maximum la moitié de la longueur d’un côté. Il ne peut donc pas dépasser 21/2 = 10,5cm.</text:p>
          </table:table-cell>
          <table:covered-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  <table:table-cell table:style-name="ce5" office:value-type="string" calcext:value-type="string" table:number-columns-spanned="4" table:number-rows-spanned="4">
            <text:p>Question 3 : Le volume maximal semble donc être 1128,4 cm³, obtenu lorsque x = 4cm.</text:p>
          </table:table-cell>
          <table:covered-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  <table:covered-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5:54:04.100203553</meta:creation-date>
    <dc:date>2023-01-16T17:03:45.170095823</dc:date>
    <meta:editing-duration>PT41M6S</meta:editing-duration>
    <meta:editing-cycles>3</meta:editing-cycles>
    <meta:generator>LibreOffice/7.3.7.2$Linux_X86_64 LibreOffice_project/30$Build-2</meta:generator>
    <meta:document-statistic meta:table-count="2" meta:cell-count="1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1cm" svg:y="0.316cm" chart:style-name="ch2">
          <text:p>Coûts et recettes en fonction du nombre de chaises</text:p>
        </chart:title>
        <chart:legend chart:legend-position="end" svg:x="11.726cm" svg:y="3.952cm" style:legend-expansion="high" chart:style-name="ch3"/>
        <chart:plot-area chart:style-name="ch4" table:cell-range-address="'TP 1 page 60'.A2:'TP 1 page 60'.C27 'TP 1 page 60'.B1:'TP 1 page 60'.C1" chart:data-source-has-labels="row" svg:x="0.32cm" svg:y="1.275cm" svg:width="11.086cm" svg:height="7.545cm">
          <chart:coordinate-region svg:x="1.312cm" svg:y="1.474cm" svg:width="9.90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P 1 page 60'.B2:'TP 1 page 60'.B27" chart:label-cell-address="'TP 1 page 60'.B1:'TP 1 page 60'.B1" chart:class="chart:scatter">
            <chart:domain table:cell-range-address="'TP 1 page 60'.A2:'TP 1 page 60'.A27"/>
            <chart:data-point chart:repeated="26"/>
          </chart:series>
          <chart:series chart:style-name="ch8" chart:values-cell-range-address="'TP 1 page 60'.C2:'TP 1 page 60'.C27" chart:label-cell-address="'TP 1 page 60'.C1:'TP 1 page 60'.C1" chart:class="chart:scatte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ût de production c(x)</text:p>
                <draw:g>
                  <svg:desc>'TP 1 page 60'.B1:'TP 1 page 60'.B1</svg:desc>
                </draw:g>
              </table:table-cell>
              <table:table-cell office:value-type="string">
                <text:p>recette r(x)</text:p>
                <draw:g>
                  <svg:desc>'TP 1 page 60'.C1:'TP 1 page 6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P 1 page 60'.A2:'TP 1 page 60'.A27</svg:desc>
                </draw:g>
              </table:table-cell>
              <table:table-cell office:value-type="float" office:value="13.8">
                <text:p>13.8</text:p>
                <draw:g>
                  <svg:desc>'TP 1 page 60'.B2:'TP 1 page 60'.B27</svg:desc>
                </draw:g>
              </table:table-cell>
              <table:table-cell office:value-type="float" office:value="0">
                <text:p>0</text:p>
                <draw:g>
                  <svg:desc>'TP 1 page 60'.C2:'TP 1 page 60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55">
                <text:p>57.55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2.4">
                <text:p>92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9.55">
                <text:p>119.55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0.2">
                <text:p>140.2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5.55">
                <text:p>155.55</text:p>
              </table:table-cell>
              <table:table-cell office:value-type="float" office:value="198.75">
                <text:p>19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6.8">
                <text:p>166.8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5.15">
                <text:p>175.15</text:p>
              </table:table-cell>
              <table:table-cell office:value-type="float" office:value="277.55">
                <text:p>277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1.8">
                <text:p>181.8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7.95">
                <text:p>187.95</text:p>
              </table:table-cell>
              <table:table-cell office:value-type="float" office:value="355.95">
                <text:p>355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4.8">
                <text:p>194.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3.55">
                <text:p>203.55</text:p>
              </table:table-cell>
              <table:table-cell office:value-type="float" office:value="433.95">
                <text:p>433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15.4">
                <text:p>215.4</text:p>
              </table:table-cell>
              <table:table-cell office:value-type="float" office:value="472.8">
                <text:p>47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1.55">
                <text:p>231.55</text:p>
              </table:table-cell>
              <table:table-cell office:value-type="float" office:value="511.55">
                <text:p>51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53.2">
                <text:p>253.2</text:p>
              </table:table-cell>
              <table:table-cell office:value-type="float" office:value="550.2">
                <text:p>5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1.55">
                <text:p>281.55</text:p>
              </table:table-cell>
              <table:table-cell office:value-type="float" office:value="588.75">
                <text:p>58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17.8">
                <text:p>317.8</text:p>
              </table:table-cell>
              <table:table-cell office:value-type="float" office:value="627.2">
                <text:p>62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3.15">
                <text:p>363.15</text:p>
              </table:table-cell>
              <table:table-cell office:value-type="float" office:value="665.55">
                <text:p>665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18.8">
                <text:p>418.8</text:p>
              </table:table-cell>
              <table:table-cell office:value-type="float" office:value="703.8">
                <text:p>70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85.95">
                <text:p>485.95</text:p>
              </table:table-cell>
              <table:table-cell office:value-type="float" office:value="741.95">
                <text:p>741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65.8">
                <text:p>565.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59.55">
                <text:p>659.55</text:p>
              </table:table-cell>
              <table:table-cell office:value-type="float" office:value="817.95">
                <text:p>817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68.4">
                <text:p>768.4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93.55">
                <text:p>893.55</text:p>
              </table:table-cell>
              <table:table-cell office:value-type="float" office:value="893.55">
                <text:p>893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36.2">
                <text:p>1036.2</text:p>
              </table:table-cell>
              <table:table-cell office:value-type="float" office:value="931.2">
                <text:p>93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97.55">
                <text:p>1197.55</text:p>
              </table:table-cell>
              <table:table-cell office:value-type="float" office:value="968.75">
                <text:p>968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